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Normal" style:family="paragraph">
      <style:text-properties fo:font-weight="bold" style:font-weight-asian="bold" style:font-weight-complex="bold" fo:font-size="14pt" style:font-size-asian="14pt" style:font-size-complex="14pt"/>
    </style:style>
    <style:style style:name="P3" style:parent-style-name="Normal" style:family="paragraph">
      <style:text-properties fo:font-weight="bold" style:font-weight-asian="bold" style:font-weight-complex="bold" fo:font-size="14pt" style:font-size-asian="14pt" style:font-size-complex="14pt"/>
    </style:style>
    <style:style style:name="T4" style:parent-style-name="DefaultParagraphFont" style:family="text">
      <style:text-properties style:text-position="super 63.6%"/>
    </style:style>
    <style:style style:name="P5" style:parent-style-name="Normal" style:family="paragraph">
      <style:text-properties style:font-name="Arial" style:font-name-complex="Arial" fo:font-weight="bold" style:font-weight-asian="bold" style:font-weight-complex="bold" fo:color="#444444" fo:background-color="#FFFFFF"/>
    </style:style>
    <style:style style:name="P6" style:parent-style-name="Normal" style:family="paragraph">
      <style:text-properties style:font-name="Arial" style:font-name-complex="Arial" fo:color="#444444" fo:background-color="#FFFFFF"/>
    </style:style>
    <style:style style:name="P7" style:parent-style-name="Normal" style:family="paragraph">
      <style:text-properties style:font-name="Arial" style:font-name-complex="Arial" fo:color="#444444" fo:background-color="#FFFFFF"/>
    </style:style>
    <style:style style:name="P8" style:parent-style-name="Normal" style:family="paragraph">
      <style:text-properties style:font-name="Arial" style:font-name-complex="Arial" fo:color="#444444" fo:background-color="#FFFFFF"/>
    </style:style>
    <style:style style:name="T9" style:parent-style-name="DefaultParagraphFont" style:family="text">
      <style:text-properties style:font-name="Arial" style:font-name-complex="Arial" fo:font-weight="bold" style:font-weight-asian="bold" style:font-weight-complex="bold" fo:color="#444444" fo:background-color="#FFFFFF"/>
    </style:style>
    <style:style style:name="T10" style:parent-style-name="DefaultParagraphFont" style:family="text">
      <style:text-properties style:font-name="Arial" style:font-name-complex="Arial" fo:color="#444444" fo:background-color="#FFFFFF"/>
    </style:style>
    <style:style style:name="T11" style:parent-style-name="DefaultParagraphFont" style:family="text">
      <style:text-properties style:font-name="Arial" style:font-name-complex="Arial" fo:color="#444444" fo:background-color="#FFFFFF"/>
    </style:style>
    <style:style style:name="T12" style:parent-style-name="DefaultParagraphFont" style:family="text">
      <style:text-properties style:font-name="Arial" style:font-name-complex="Arial" fo:color="#444444" fo:background-color="#FFFFFF"/>
    </style:style>
    <style:style style:name="P13" style:parent-style-name="Normal" style:family="paragraph">
      <style:text-properties style:font-name="Arial" style:font-name-complex="Arial" fo:font-weight="bold" style:font-weight-asian="bold" style:font-weight-complex="bold" fo:color="#444444" fo:background-color="#FFFFFF"/>
    </style:style>
    <style:style style:name="T14" style:parent-style-name="DefaultParagraphFont" style:family="text">
      <style:text-properties style:font-name="Arial" style:font-name-complex="Arial" fo:color="#444444" fo:background-color="#FFFFFF"/>
    </style:style>
    <style:style style:name="T15" style:parent-style-name="DefaultParagraphFont" style:family="text">
      <style:text-properties style:font-name="Arial" style:font-name-complex="Arial" fo:color="#444444" fo:background-color="#FFFFFF"/>
    </style:style>
    <style:style style:name="T16" style:parent-style-name="DefaultParagraphFont" style:family="text">
      <style:text-properties style:font-name="Arial" style:font-name-complex="Arial" fo:color="#444444"/>
    </style:style>
    <style:style style:name="T17" style:parent-style-name="DefaultParagraphFont" style:family="text">
      <style:text-properties style:font-name="Arial" style:font-name-complex="Arial" fo:color="#444444" fo:background-color="#FFFFFF"/>
    </style:style>
    <style:style style:name="T18" style:parent-style-name="DefaultParagraphFont" style:family="text">
      <style:text-properties style:font-name="Arial" style:font-name-complex="Arial" fo:color="#444444"/>
    </style:style>
    <style:style style:name="T19" style:parent-style-name="DefaultParagraphFont" style:family="text">
      <style:text-properties style:font-name="Arial" style:font-name-complex="Arial" fo:color="#444444" fo:background-color="#FFFFFF"/>
    </style:style>
    <style:style style:name="T20" style:parent-style-name="DefaultParagraphFont" style:family="text">
      <style:text-properties style:font-name="Arial" style:font-name-complex="Arial" fo:color="#444444"/>
    </style:style>
    <style:style style:name="T21" style:parent-style-name="DefaultParagraphFont" style:family="text">
      <style:text-properties style:font-name="Arial" style:font-name-complex="Arial" fo:color="#444444" fo:background-color="#FFFFFF"/>
    </style:style>
    <style:style style:name="T22" style:parent-style-name="DefaultParagraphFont" style:family="text">
      <style:text-properties style:font-name="Arial" style:font-name-complex="Arial" fo:color="#444444"/>
    </style:style>
    <style:style style:name="T23" style:parent-style-name="DefaultParagraphFont" style:family="text">
      <style:text-properties style:font-name="Arial" style:font-name-complex="Arial" fo:color="#444444" fo:background-color="#FFFFFF"/>
    </style:style>
    <style:style style:name="T24" style:parent-style-name="DefaultParagraphFont" style:family="text">
      <style:text-properties style:font-name="Arial" style:font-name-complex="Arial" fo:color="#444444"/>
    </style:style>
    <style:style style:name="T25" style:parent-style-name="DefaultParagraphFont" style:family="text">
      <style:text-properties style:font-name="Arial" style:font-name-complex="Arial" fo:color="#444444" fo:background-color="#FFFFFF"/>
    </style:style>
    <style:style style:name="T26" style:parent-style-name="DefaultParagraphFont" style:family="text">
      <style:text-properties style:font-name="Arial" style:font-name-complex="Arial" fo:color="#444444"/>
    </style:style>
    <style:style style:name="T27" style:parent-style-name="DefaultParagraphFont" style:family="text">
      <style:text-properties style:font-name="Arial" style:font-name-complex="Arial" fo:color="#444444" fo:background-color="#FFFFFF"/>
    </style:style>
    <style:style style:name="T28" style:parent-style-name="Hyperlink" style:family="text">
      <style:text-properties style:font-name="Arial" style:font-name-complex="Arial" fo:color="#1982D1" fo:background-color="#FFFFFF"/>
    </style:style>
    <style:style style:name="P29" style:parent-style-name="Normal" style:family="paragraph">
      <style:text-properties style:font-name="Arial" style:font-name-complex="Arial" fo:color="#444444" fo:background-color="#FFFFFF"/>
    </style:style>
    <style:style style:name="P30" style:parent-style-name="Normal" style:family="paragraph">
      <style:text-properties style:font-name="Arial" style:font-name-complex="Arial" fo:font-weight="bold" style:font-weight-asian="bold" style:font-weight-complex="bold" fo:color="#444444" fo:background-color="#FFFFFF"/>
    </style:style>
    <style:style style:name="P31" style:parent-style-name="Normal" style:family="paragraph">
      <style:text-properties style:font-name="Arial" style:font-name-complex="Arial" fo:font-weight="bold" style:font-weight-asian="bold" style:font-weight-complex="bold" fo:color="#444444" fo:background-color="#FFFFFF"/>
    </style:style>
    <style:style style:name="P32" style:parent-style-name="Normal" style:family="paragraph">
      <style:text-properties style:font-name="Arial" style:font-name-complex="Arial" fo:font-weight="bold" style:font-weight-asian="bold" style:font-weight-complex="bold" fo:color="#444444" fo:background-color="#FFFFFF"/>
    </style:style>
    <style:style style:name="T33" style:parent-style-name="DefaultParagraphFont" style:family="text">
      <style:text-properties style:font-name="Wingdings" style:font-name-asian="Wingdings" style:font-name-complex="Wingdings"/>
    </style:style>
    <style:style style:name="T34" style:parent-style-name="DefaultParagraphFont" style:family="text">
      <style:text-properties style:font-name="Wingdings" style:font-name-asian="Wingdings" style:font-name-complex="Wingdings"/>
    </style:style>
    <style:style style:name="T35" style:parent-style-name="DefaultParagraphFont" style:family="text">
      <style:text-properties style:font-name="Wingdings" style:font-name-asian="Wingdings" style:font-name-complex="Wingdings"/>
    </style:style>
    <style:style style:name="T36" style:parent-style-name="DefaultParagraphFont" style:family="text">
      <style:text-properties style:font-name="Wingdings" style:font-name-asian="Wingdings" style:font-name-complex="Wingdings"/>
    </style:style>
    <style:style style:name="T37" style:parent-style-name="DefaultParagraphFont" style:family="text">
      <style:text-properties style:font-name="Wingdings" style:font-name-asian="Wingdings" style:font-name-complex="Wingdings"/>
    </style:style>
    <style:style style:name="T38" style:parent-style-name="DefaultParagraphFont" style:family="text">
      <style:text-properties style:font-name="Wingdings" style:font-name-asian="Wingdings" style:font-name-complex="Wingdings"/>
    </style:style>
    <style:style style:name="T39" style:parent-style-name="DefaultParagraphFont" style:family="text">
      <style:text-properties style:font-name="Wingdings" style:font-name-asian="Wingdings" style:font-name-complex="Wingdings"/>
    </style:style>
    <style:style style:name="T40" style:parent-style-name="DefaultParagraphFont" style:family="text">
      <style:text-properties style:font-name="Wingdings" style:font-name-asian="Wingdings" style:font-name-complex="Wingdings"/>
    </style:style>
    <style:style style:name="T41" style:parent-style-name="DefaultParagraphFont" style:family="text">
      <style:text-properties style:font-name="Wingdings" style:font-name-asian="Wingdings" style:font-name-complex="Wingdings"/>
    </style:style>
    <style:style style:name="P42" style:parent-style-name="Normal" style:family="paragraph">
      <style:text-properties style:font-name="Arial" style:font-name-complex="Arial" fo:font-weight="bold" style:font-weight-asian="bold" style:font-weight-complex="bold" fo:color="#444444" fo:font-size="14pt" style:font-size-asian="14pt" style:font-size-complex="14pt" fo:background-color="#FFFFFF"/>
    </style:style>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ListParagraph" style:family="paragraph"/>
    <style:style style:name="P48" style:parent-style-name="ListParagraph" style:family="paragraph"/>
    <style:style style:name="P49" style:parent-style-name="Normal" style:family="paragraph">
      <style:text-properties fo:font-weight="bold" style:font-weight-asian="bold" style:font-weight-complex="bold" fo:font-size="14pt" style:font-size-asian="14pt" style:font-size-complex="14pt"/>
    </style:style>
    <style:style style:name="P50" style:parent-style-name="ListParagraph" style:family="paragraph"/>
    <style:style style:name="P51" style:parent-style-name="ListParagraph" style:family="paragraph"/>
    <style:style style:name="P52" style:parent-style-name="ListParagraph" style:family="paragraph"/>
    <style:style style:name="P53" style:parent-style-name="ListParagraph" style:family="paragraph"/>
    <style:style style:name="P54" style:parent-style-name="Normal" style:family="paragraph">
      <style:text-properties style:font-name="Arial" style:font-name-complex="Arial" fo:font-weight="bold" style:font-weight-asian="bold" style:font-weight-complex="bold" fo:color="#444444" fo:font-size="14pt" style:font-size-asian="14pt" style:font-size-complex="14pt" fo:background-color="#FFFFFF"/>
    </style:style>
    <style:style style:name="P55" style:parent-style-name="Normal" style:family="paragraph">
      <style:text-properties style:font-name="Arial" style:font-name-complex="Arial" fo:font-weight="bold" style:font-weight-asian="bold" style:font-weight-complex="bold" fo:color="#444444" fo:font-size="14pt" style:font-size-asian="14pt" style:font-size-complex="14pt" fo:background-color="#FFFFFF"/>
    </style:style>
    <style:style style:name="T56" style:parent-style-name="DefaultParagraphFont" style:family="text">
      <style:text-properties style:font-name="Arial" style:font-name-complex="Arial" fo:color="#444444" fo:background-color="#FFFFFF"/>
    </style:style>
    <style:style style:name="T57" style:parent-style-name="DefaultParagraphFont" style:family="text">
      <style:text-properties style:font-name="Arial" style:font-name-complex="Arial" fo:color="#444444" fo:background-color="#FFFFFF"/>
    </style:style>
  </office:automatic-styles>
  <office:body>
    <office:text text:use-soft-page-breaks="true">
      <text:p text:style-name="P1">Title of Research</text:p>
      <text:p text:style-name="Normal">Automatic Code Marker Usability Study</text:p>
      <text:p text:style-name="Normal"/>
      <text:p text:style-name="P2">Summary of Research</text:p>
      <text:p text:style-name="Normal">The aims of this study is to gain an insight into the pain points and strengths of the student learning experience when it comes to solving algorithmic<text:s/>challenges set in software development and programming classes. <text:s/>Users will also be asked to complete a pre-set algorithmic challenge in a prototype of an Automatic Code Marker, where feedback will be asked throughout.</text:p>
      <text:p text:style-name="Normal"/>
      <text:p text:style-name="P3">Recruitment</text:p>
      <text:p text:style-name="Normal">Participants will be recruited from current 4<text:span text:style-name="T4">th</text:span><text:s/>year Computer Science and Software Engineering students at the University of Strathclyde via volunteers.</text:p>
      <text:p text:style-name="Normal"/>
      <text:p text:style-name="P5">What will the participants be told about the proposed research study?</text:p>
      <text:p text:style-name="P6">Currently at university, the process for which algorithmic assignments are set and assessed is in a very traditional format – that is tasks are set normally in a PDF format, students create a solution on their own, and then present their solution in a physical lab format.</text:p>
      <text:p text:style-name="P7">In attempt to modernise and improve this process, I (Kieran Robertson) have built an Automatic Code Marker. This application can be used by lecturers to set algorithmic challenges which can be assigned to students. Students are then able to solve this challenge entirely within the application,<text:s/>and able to receive instant feedback across many tests cases to check whether their solution is correct or not.</text:p>
      <text:p text:style-name="P8">You will be asked to complete a preset challenge within the Automatic Code marker to the best of your ability. You are encouraged to provide feedback throughout – positive or negative to how well the Automatic Code Marker performs. Notes will be taken about how you interact with the application.</text:p>
      <text:p text:style-name="Normal"><text:span text:style-name="T9">Supervisor:</text:span><text:span text:style-name="T10"><text:s/></text:span><text:span text:style-name="T11"><text:line-break/></text:span><text:span text:style-name="T12">Martin Goodfellow</text:span></text:p>
      <text:p text:style-name="P13">Ethics Committee:</text:p>
      <text:p text:style-name="Normal"><text:span text:style-name="T14">Secretary to the Departmental Ethics<text:s/></text:span><text:span text:style-name="T15">Committee</text:span><text:span text:style-name="T16"><text:line-break/></text:span><text:span text:style-name="T17">Department of Computer and Information Sciences,</text:span><text:span text:style-name="T18"><text:line-break/></text:span><text:span text:style-name="T19">Livingstone Tower</text:span><text:span text:style-name="T20"><text:line-break/></text:span><text:span text:style-name="T21">Richmond Street</text:span><text:span text:style-name="T22"><text:line-break/></text:span><text:span text:style-name="T23">Glasgow</text:span><text:span text:style-name="T24"><text:line-break/></text:span><text:span text:style-name="T25">G1 1XH</text:span><text:span text:style-name="T26"><text:line-break/></text:span><text:span text:style-name="T27">Email:</text:span><text:a xlink:href="mailto:ethics@cis.strath.ac.uk" office:target-frame-name="_top" xlink:show="replace"><text:span text:style-name="T28">ethics@cis.strath.ac.uk</text:span></text:a></text:p>
      <text:p text:style-name="P29"/>
      <text:p text:style-name="P30"/>
      <text:p text:style-name="P31"/>
      <text:p text:style-name="P32">How will consent be demonstrated?</text:p>
      <text:h text:style-name="Heading1" text:outline-level="1">Automatic Code Marker<text:s/>Participant Form</text:h>
      <text:p text:style-name="Normal">Thank you again for volunteering for this study. This study is collecting feedback on your usage of an Automatic Code Marker prototype. You will be asked to perform several small interaction tasks during this study.<text:s/></text:p>
      <text:p text:style-name="Normal">The software will log<text:s/>your interactions during the study. The study will involve you attempting to complete a pre set task to the best of your ability. You will first be given an example task where you are encouraged to ask questions, however this wont be possible during the main task block. Short breaks are fine after filling in the forms.</text:p>
      <text:p text:style-name="Normal">You may leave the study at any point and do not need to give a reason. Data from the research will be used in academic journals and/or conferences, our website and in future publications. This may include summary data and examples of input – all data will be anonymous as we are not recording your name and made open access after the project.</text:p>
      <text:p text:style-name="Normal"/>
      <text:p text:style-name="Normal">Gender:<text:s/><text:span text:style-name="T33"></text:span><text:s/>Female <text:s/><text:span text:style-name="T34"></text:span><text:s/>Male <text:s/><text:span text:style-name="T35"></text:span><text:s/>Intersex<text:s/><text:span text:style-name="T36"></text:span><text:s/>Prefer not to say <text:s text:c="4"/></text:p>
      <text:p text:style-name="Normal">Age: ________ <text:s text:c="3"/><text:span text:style-name="T37"></text:span><text:s/>Prefer not to say</text:p>
      <text:p text:style-name="Normal">I<text:s/>would rate my coding skills: <text:s/><text:span text:style-name="T38"></text:span><text:s/>Beginner <text:s text:c="2"/><text:span text:style-name="T39"></text:span><text:s/>Intermediate <text:s text:c="2"/><text:span text:style-name="T40"></text:span><text:s/>Advanced <text:s/></text:p>
      <text:p text:style-name="Normal"><text:span text:style-name="T41"></text:span><text:s/>I understand this page and am happy to continue with the study.<text:s/></text:p>
      <text:p text:style-name="Normal">Sign Here:<text:line-break/>___________________</text:p>
      <text:p text:style-name="Normal"/>
      <text:p text:style-name="P42">What will participants be expected to do?</text:p>
      <text:list text:style-name="LFO1" text:continue-numbering="true">
        <text:list-item>
          <text:p text:style-name="P43">Access the Automatic Code Marker and login<text:s/>using email/password that is provided to them.</text:p>
        </text:list-item>
        <text:list-item>
          <text:p text:style-name="P44">Choose the ‘Fibonacci<text:s/>Sequence’ challenge.</text:p>
        </text:list-item>
        <text:list-item>
          <text:p text:style-name="P45">Read the explanation and try to understand the test cases.</text:p>
        </text:list-item>
        <text:list-item>
          <text:p text:style-name="P46">Attempt to write an algorithm which solves the ‘Fibonacci<text:s/>Sequence’ challenge.</text:p>
        </text:list-item>
        <text:list-item>
          <text:p text:style-name="P47">Submit answers whenever the<text:s/>participant sees fit (this can be done many times).</text:p>
        </text:list-item>
        <text:list-item>
          <text:p text:style-name="P48">Signal to the study supervisor (Kieran Robertson) that they are complete.</text:p>
        </text:list-item>
      </text:list>
      <text:p text:style-name="Normal"/>
      <text:p text:style-name="P49">What data will be collected?</text:p>
      <text:list text:style-name="LFO2" text:continue-numbering="true">
        <text:list-item>
          <text:p text:style-name="P50">Common problem areas/roadblocks encountered by participants.</text:p>
        </text:list-item>
        <text:list-item>
          <text:p text:style-name="P51">Areas which were easily understood and<text:s/>completed.</text:p>
        </text:list-item>
        <text:list-item>
          <text:p text:style-name="P52">Frequency in which answers are ran against test cases (step 5).</text:p>
        </text:list-item>
        <text:list-item>
          <text:p text:style-name="P53">Once complete, feedback on the Automatic Code Marker in form of their general thoughts, suggestions, and positives/negatives they found.<text:s/></text:p>
        </text:list-item>
      </text:list>
      <text:p text:style-name="P54">How will the data be processed?</text:p>
      <text:p text:style-name="Normal">Conclusions will be attempted to be drawn from common feedback received from participants, and used to prove/disprove how well the Automatic Code Marker could improve the current assessment process in university.</text:p>
      <text:p text:style-name="P55">How and when will data be managed or disposed of?</text:p>
      <text:p text:style-name="Normal"><text:span text:style-name="T56">Raw</text:span><text:span text:style-name="T57"><text:s/>feedback will be disposed of (deleted) within 3 months, or when final conclusions have been drawn from all participants – whichever comes fir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fo:line-height="100%" fo:margin-right="0.5in"/>
      <style:text-properties style:font-name="Cambria" style:font-name-asian="Times New Roman" fo:font-weight="bold" style:font-weight-asian="bold" style:font-weight-complex="bold" fo:color="#009900" fo:font-size="18pt" style:font-size-asian="18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009900" fo:font-size="18pt" style:font-size-asian="18pt" style:font-size-complex="14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complex="Arial" fo:color="#444444"/>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ieran Robertson</meta:initial-creator>
    <dc:creator>Kieran Robertson</dc:creator>
    <meta:creation-date>2020-02-16T17:04:00Z</meta:creation-date>
    <dc:date>2020-02-19T01:41:00Z</dc:date>
    <meta:template xlink:href="Normal" xlink:type="simple"/>
    <meta:editing-cycles>4</meta:editing-cycles>
    <meta:editing-duration>PT4500S</meta:editing-duration>
    <meta:document-statistic meta:page-count="1" meta:paragraph-count="8" meta:word-count="662" meta:character-count="4433" meta:row-count="31" meta:non-whitespace-character-count="3779"/>
  </office:meta>
</office:document-meta>
</file>